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/>
    <style:font-face style:name="F1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F" fo:font-size="2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https://plaintext.test.com</text:p>
            <text:p><text:a xlink:href="https://hyperlink.test.com/" xlink:type="simple">Hyperlink Test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9-02T17:36:55</dc:date>
          <text:p text:style-name="P2"/>
          <text:p text:style-name="P2"><text:a xlink:href="https://comment.test.com/" xlink:type="simple">https://comment.test.com/</text:a>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/>
    <style:font-face style:name="F1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1" style:font-family-generic-asian="roman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2T17:35:40.332365970</meta:creation-date>
    <dc:date>2024-09-02T17:37:14.325556025</dc:date>
    <meta:editing-duration>PT1M35S</meta:editing-duration>
    <meta:editing-cycles>1</meta:editing-cycles>
    <meta:document-statistic meta:object-count="25"/>
    <meta:generator>LibreOffice/7.3.7.2$Linux_X86_64 LibreOffice_project/30$Build-2</meta:generator>
  </office:meta>
</office:document-meta>
</file>